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45cm" fo:margin-left="-0.012cm" fo:margin-top="0cm" fo:margin-bottom="0cm" table:align="left" style:writing-mode="lr-tb"/>
    </style:style>
    <style:style style:name="Table1.A" style:family="table-column">
      <style:table-column-properties style:column-width="9.001cm"/>
    </style:style>
    <style:style style:name="Table1.B" style:family="table-column">
      <style:table-column-properties style:column-width="2.429cm"/>
    </style:style>
    <style:style style:name="Table1.C" style:family="table-column">
      <style:table-column-properties style:column-width="5.715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style:vertical-align="middle"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203cm" fo:padding-right="0.189cm" fo:padding-top="0cm" fo:padding-bottom="0cm" fo:border-left="0.75pt solid #00000a" fo:border-right="0.5pt solid #00000a" fo:border-top="0.5pt solid #00000a" fo:border-bottom="0.5pt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75pt solid #00000a" fo:border-top="0.5pt solid #00000a" fo:border-bottom="0.75pt solid #00000a">
        <style:background-image/>
      </style:table-cell-properties>
    </style:style>
    <style:style style:name="Table1.C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uto"/>
    </style:style>
    <style:style style:name="Table1.B4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1.5" style:family="table-row">
      <style:table-row-properties fo:keep-together="auto"/>
    </style:style>
    <style:style style:name="Table1.B5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1.6" style:family="table-row">
      <style:table-row-properties fo:keep-together="auto"/>
    </style:style>
    <style:style style:name="Table1.B6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1.7" style:family="table-row">
      <style:table-row-properties fo:keep-together="auto"/>
    </style:style>
    <style:style style:name="Table1.B7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1.8" style:family="table-row">
      <style:table-row-properties fo:keep-together="auto"/>
    </style:style>
    <style:style style:name="Table1.B8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1.9" style:family="table-row">
      <style:table-row-properties fo:keep-together="auto"/>
    </style:style>
    <style:style style:name="Table1.B9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1.10" style:family="table-row">
      <style:table-row-properties fo:keep-together="auto"/>
    </style:style>
    <style:style style:name="Table1.B10" style:family="table-cell">
      <style:table-cell-properties style:vertical-align="middle" fo:padding-left="0.203cm" fo:padding-right="0.189cm" fo:padding-top="0cm" fo:padding-bottom="0cm" fo:border="0.75pt solid #00000a"/>
    </style:style>
    <style:style style:name="Table2" style:family="table">
      <style:table-properties style:width="16.685cm" fo:margin-left="-0.009cm" fo:margin-top="0cm" fo:margin-bottom="0cm" table:align="left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6.904cm"/>
    </style:style>
    <style:style style:name="Table2.C" style:family="table-column">
      <style:table-column-properties style:column-width="2.115cm"/>
    </style:style>
    <style:style style:name="Table2.D" style:family="table-column">
      <style:table-column-properties style:column-width="1.397cm"/>
    </style:style>
    <style:style style:name="Table2.E" style:family="table-column">
      <style:table-column-properties style:column-width="2.619cm"/>
    </style:style>
    <style:style style:name="Table2.F" style:family="table-column">
      <style:table-column-properties style:column-width="1.647cm"/>
    </style:style>
    <style:style style:name="Table2.1" style:family="table-row">
      <style:table-row-properties style:min-row-height="0.974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332cm" fo:keep-together="auto"/>
    </style:style>
    <style:style style:name="Table2.3" style:family="table-row">
      <style:table-row-properties style:min-row-height="0.138cm" fo:keep-together="auto"/>
    </style:style>
    <style:style style:name="Table2.4" style:family="table-row">
      <style:table-row-properties style:min-row-height="0.482cm" fo:keep-together="auto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5" style:family="table-row">
      <style:table-row-properties style:min-row-height="0.309cm" fo:keep-together="auto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 fo:orphans="0" fo:widows="0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fo:orphans="0" fo:widows="0" fo:hyphenation-ladder-count="no-limit"/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orphans="0" fo:widows="0" fo:hyphenation-ladder-count="no-limit"/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orphans="0" fo:widows="0">
        <style:tab-stops>
          <style:tab-stop style:position="1cm"/>
          <style:tab-stop style:position="1.501cm"/>
          <style:tab-stop style:position="1.752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orphans="0" fo:widows="0" fo:hyphenation-ladder-count="no-limit"/>
      <style:text-properties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orphans="0" fo:widows="0" fo:hyphenation-ladder-count="no-limit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orphans="0" fo:widows="0" fo:hyphenation-ladder-count="no-limit">
        <style:tab-stops>
          <style:tab-stop style:position="0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orphans="0" fo:widows="0" fo:hyphenation-ladder-count="no-limit">
        <style:tab-stops>
          <style:tab-stop style:position="0.501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>
        <style:tab-stops>
          <style:tab-stop style:position="1.752cm"/>
        </style:tab-stops>
      </style:paragraph-properties>
      <style:text-properties fo:font-size="12pt" style:font-size-asian="12pt" style:font-name-complex="Times New Roman1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1.752cm"/>
        </style:tab-stops>
      </style:paragraph-properties>
      <style:text-properties fo:font-size="12pt" style:font-size-asian="12pt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orphans="0" fo:widows="0" fo:hyphenation-ladder-count="no-limit"/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orphans="0" fo:widows="0"/>
    </style:style>
    <style:style style:name="P16" style:family="paragraph" style:parent-style-name="Standard" style:master-page-name="Standard">
      <style:paragraph-properties fo:margin-top="0cm" fo:margin-bottom="0cm" loext:contextual-spacing="false" fo:text-align="center" style:justify-single-word="false" fo:orphans="0" fo:widows="0" fo:hyphenation-ladder-count="no-limit" style:page-number="auto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1.251cm" style:auto-text-indent="false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1.251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1.752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2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2pt" fo:font-weight="bold" style:font-name-asian="Times New Roman1" style:font-size-asian="12pt" style:font-weight-asian="bold" style:font-name-complex="Times New Roman1" style:font-size-complex="12pt" style:language-complex="en" style:country-complex="US"/>
    </style:style>
    <style:style style:name="P25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font-size="12pt" fo:font-weight="bold" style:font-name-asian="Times New Roman1" style:font-size-asian="12pt" style:font-weight-asian="bold" style:font-name-complex="Times New Roman1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2pt" style:font-size-asian="12pt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name-complex="Times New Roman1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 style:punctuation-wrap="hanging" style:vertical-align="baseline"/>
      <style:text-properties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1.752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1.752cm"/>
        </style:tab-stops>
      </style:paragraph-properties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/>
      <style:text-properties fo:color="#000000" fo:font-size="12pt" style:font-size-asian="12pt" style:font-name-complex="Times New Roman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0" fo:widows="0" fo:text-indent="1.251cm" style:auto-text-indent="false"/>
      <style:text-properties fo:color="#000000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color="#000000" fo:font-size="12pt" style:font-name-asian="Calibri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color="#000000" fo:font-size="12pt" fo:font-weight="bold" style:font-name-asian="Calibri1" style:font-size-asian="12pt" style:language-asian="ru" style:country-asian="RU" style:font-weight-asian="bold" style:font-name-complex="Times New Roman1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0cm"/>
        </style:tab-stops>
      </style:paragraph-properties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1.251cm" style:auto-text-indent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5" style:family="paragraph" style:parent-style-name="Standard">
      <style:paragraph-properties fo:margin-left="9.001cm" fo:margin-right="0cm" fo:margin-top="0cm" fo:margin-bottom="0cm" loext:contextual-spacing="false" fo:orphans="0" fo:widows="0" fo:hyphenation-ladder-count="no-limit" fo:text-indent="-9.001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9.001cm" fo:margin-right="0cm" fo:margin-top="0cm" fo:margin-bottom="0cm" loext:contextual-spacing="false" fo:orphans="0" fo:widows="0" fo:hyphenation-ladder-count="no-limit" fo:text-indent="-9.001cm" style:auto-text-indent="false"/>
      <style:text-properties fo:hyphenate="false" fo:hyphenation-remain-char-count="2" fo:hyphenation-push-char-count="2"/>
    </style:style>
    <style:style style:name="P47" style:family="paragraph" style:parent-style-name="Standard" style:list-style-name="WWNum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6cm" style:auto-text-indent="false">
        <style:tab-stops>
          <style:tab-stop style:position="0cm"/>
        </style:tab-stops>
      </style:paragraph-properties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6cm" style:auto-text-indent="false">
        <style:tab-stops>
          <style:tab-stop style:position="0cm"/>
          <style:tab-stop style:position="3.501cm"/>
        </style:tab-stops>
      </style:paragraph-properties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6cm" style:auto-text-indent="false">
        <style:tab-stops>
          <style:tab-stop style:position="0cm"/>
          <style:tab-stop style:position="3.501cm"/>
        </style:tab-stops>
      </style:paragraph-properties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.06cm" style:auto-text-indent="false">
        <style:tab-stops>
          <style:tab-stop style:position="0cm"/>
          <style:tab-stop style:position="3.501cm"/>
        </style:tab-stops>
      </style:paragraph-properties>
    </style:style>
    <style:style style:name="P53" style:family="paragraph" style:parent-style-name="Text_20_body" style:list-style-name="WWNum42">
      <style:paragraph-properties fo:margin-left="0cm" fo:margin-right="0cm" fo:margin-top="0.494cm" fo:margin-bottom="0cm" loext:contextual-spacing="false" fo:text-align="justify" style:justify-single-word="false" fo:text-indent="1.251cm" style:auto-text-indent="false">
        <style:tab-stops>
          <style:tab-stop style:position="1cm"/>
          <style:tab-stop style:position="1.752cm"/>
        </style:tab-stops>
      </style:paragraph-properties>
    </style:style>
    <style:style style:name="P54" style:family="paragraph" style:parent-style-name="Text_20_body">
      <style:paragraph-properties fo:margin-top="0.494cm" fo:margin-bottom="0cm" loext:contextual-spacing="false" fo:text-align="justify" style:justify-single-word="false">
        <style:tab-stops>
          <style:tab-stop style:position="1cm"/>
          <style:tab-stop style:position="1.752cm"/>
        </style:tab-stops>
      </style:paragraph-properties>
    </style:style>
    <style:style style:name="P55" style:family="paragraph" style:parent-style-name="Text_20_body">
      <style:paragraph-properties fo:margin-left="0cm" fo:margin-right="0cm" fo:margin-top="0.494cm" fo:margin-bottom="0cm" loext:contextual-spacing="false" fo:text-align="justify" style:justify-single-word="false" fo:text-indent="1.251cm" style:auto-text-indent="false"/>
    </style:style>
    <style:style style:name="P56" style:family="paragraph" style:parent-style-name="List_20_Paragraph" style:list-style-name="WWNum44">
      <style:paragraph-properties fo:margin-top="0cm" fo:margin-bottom="0cm" loext:contextual-spacing="false" fo:orphans="0" fo:widows="0" fo:hyphenation-ladder-count="no-limit"/>
      <style:text-properties fo:hyphenate="false" fo:hyphenation-remain-char-count="2" fo:hyphenation-push-char-count="2"/>
    </style:style>
    <style:style style:name="P57" style:family="paragraph" style:parent-style-name="List_20_Paragraph" style:list-style-name="WWNum44">
      <style:paragraph-properties fo:margin-top="0cm" fo:margin-bottom="0cm" loext:contextual-spacing="false" fo:orphans="0" fo:widows="0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58" style:family="paragraph" style:parent-style-name="List_20_Paragraph" style:list-style-name="WWNum44">
      <style:paragraph-properties fo:margin-left="0cm" fo:margin-right="0cm" fo:margin-top="0cm" fo:margin-bottom="0cm" loext:contextual-spacing="false" fo:text-indent="1.251cm" style:auto-text-indent="false"/>
    </style:style>
    <style:style style:name="P59" style:family="paragraph" style:parent-style-name="List_20_Paragraph" style:list-style-name="WWNum1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60" style:family="paragraph" style:parent-style-name="List_20_Paragraph" style:list-style-name="WWNum41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1cm"/>
          <style:tab-stop style:position="1.501cm"/>
          <style:tab-stop style:position="1.752cm"/>
        </style:tab-stops>
      </style:paragraph-properties>
    </style:style>
    <style:style style:name="P61" style:family="paragraph" style:parent-style-name="List_20_Paragraph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-0.501cm"/>
        </style:tab-stops>
      </style:paragraph-properties>
    </style:style>
    <style:style style:name="P62" style:family="paragraph" style:parent-style-name="List_20_Paragraph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-0.501cm"/>
          <style:tab-stop style:position="2cm"/>
        </style:tab-stops>
      </style:paragraph-properties>
    </style:style>
    <style:style style:name="P63" style:family="paragraph" style:parent-style-name="List_20_Paragraph" style:list-style-name="WWNum44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64" style:family="paragraph" style:parent-style-name="List_20_Paragraph" style:list-style-name="WWNum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65" style:family="paragraph" style:parent-style-name="List_20_Paragraph" style:list-style-name="WWNum25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0.501cm"/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66" style:family="paragraph" style:parent-style-name="List_20_Paragraph" style:list-style-name="WWNum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67" style:family="paragraph" style:parent-style-name="List_20_Paragraph" style:list-style-name="WWNum46">
      <style:paragraph-properties fo:margin-left="0cm" fo:margin-right="0cm" fo:margin-top="0cm" fo:margin-bottom="0cm" loext:contextual-spacing="false" fo:orphans="0" fo:widows="0" fo:text-indent="1.251cm" style:auto-text-indent="false" style:punctuation-wrap="hanging" style:vertical-align="baseline"/>
    </style:style>
    <style:style style:name="P68" style:family="paragraph" style:parent-style-name="List_20_Paragraph" style:list-style-name="WWNum1">
      <style:paragraph-properties fo:margin-left="0cm" fo:margin-right="0cm" fo:margin-top="0cm" fo:margin-bottom="0cm" loext:contextual-spacing="false" fo:orphans="0" fo:widows="0" fo:hyphenation-ladder-count="no-limit" fo:text-indent="1.251cm" style:auto-text-indent="false"/>
      <style:text-properties fo:hyphenate="false" fo:hyphenation-remain-char-count="2" fo:hyphenation-push-char-count="2"/>
    </style:style>
    <style:style style:name="P69" style:family="paragraph" style:parent-style-name="List_20_Paragraph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8.752cm"/>
        </style:tab-stops>
      </style:paragraph-properties>
    </style:style>
    <style:style style:name="P70" style:family="paragraph" style:parent-style-name="List_20_Paragraph" style:list-style-name="WWNum36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752cm"/>
        </style:tab-stops>
      </style:paragraph-properties>
    </style:style>
    <style:style style:name="P71" style:family="paragraph" style:parent-style-name="List_20_Paragraph" style:list-style-name="WWNum40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0cm"/>
          <style:tab-stop style:position="1.752cm"/>
        </style:tab-stops>
      </style:paragraph-properties>
    </style:style>
    <style:style style:name="P72" style:family="paragraph" style:parent-style-name="List_20_Paragraph">
      <style:paragraph-properties fo:margin-left="0cm" fo:margin-right="0cm" fo:margin-top="0cm" fo:margin-bottom="0cm" loext:contextual-spacing="false" fo:orphans="0" fo:widows="0" fo:text-indent="1.251cm" style:auto-text-indent="false">
        <style:tab-stops>
          <style:tab-stop style:position="-0.501cm"/>
          <style:tab-stop style:position="2cm"/>
        </style:tab-stops>
      </style:paragraph-properties>
      <style:text-properties style:font-name-asian="Times New Roman1" style:language-asian="ru" style:country-asian="RU" style:font-name-complex="Times New Roman1" style:font-size-complex="14pt"/>
    </style:style>
    <style:style style:name="P73" style:family="paragraph" style:parent-style-name="List_20_Paragraph" style:list-style-name="WWNum1">
      <style:paragraph-properties fo:margin-left="0cm" fo:margin-right="0cm" fo:margin-top="0cm" fo:margin-bottom="0cm" loext:contextual-spacing="false" fo:text-indent="1.251cm" style:auto-text-indent="false"/>
    </style:style>
    <style:style style:name="P74" style:family="paragraph" style:parent-style-name="List_20_Paragraph">
      <style:paragraph-properties fo:margin-left="0cm" fo:margin-right="0cm" fo:margin-top="0cm" fo:margin-bottom="0cm" loext:contextual-spacing="false" fo:keep-together="always" fo:text-indent="1.251cm" style:auto-text-indent="false" fo:keep-with-next="always">
        <style:tab-stops>
          <style:tab-stop style:position="0cm"/>
          <style:tab-stop style:position="2.251cm"/>
        </style:tab-stops>
      </style:paragraph-properties>
    </style:style>
    <style:style style:name="P75" style:family="paragraph" style:parent-style-name="List_20_Paragraph" style:list-style-name="WWNum47">
      <style:paragraph-properties fo:margin-left="0cm" fo:margin-right="0cm" fo:margin-top="0cm" fo:margin-bottom="0cm" loext:contextual-spacing="false" fo:text-indent="1.251cm" style:auto-text-indent="false" fo:keep-with-next="always"/>
    </style:style>
    <style:style style:name="P76" style:family="paragraph" style:parent-style-name="ConsPlusNormal">
      <style:paragraph-properties fo:text-align="justify" style:justify-single-word="false" fo:orphans="2" fo:widows="2">
        <style:tab-stops>
          <style:tab-stop style:position="0cm"/>
          <style:tab-stop style:position="1.251cm"/>
          <style:tab-stop style:position="1.588cm"/>
          <style:tab-stop style:position="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77" style:family="paragraph" style:parent-style-name="ConsPlusNormal" style:list-style-name="WWNum34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0cm"/>
          <style:tab-stop style:position="1.251cm"/>
          <style:tab-stop style:position="1.752cm"/>
        </style:tab-stops>
      </style:paragraph-properties>
    </style:style>
    <style:style style:name="P78" style:family="paragraph" style:parent-style-name="ConsPlusNormal" style:list-style-name="WWNum34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0cm"/>
          <style:tab-stop style:position="0.635cm"/>
          <style:tab-stop style:position="1.251cm"/>
          <style:tab-stop style:position="1.752cm"/>
        </style:tab-stops>
      </style:paragraph-properties>
    </style:style>
    <style:style style:name="P79" style:family="paragraph" style:parent-style-name="ConsPlusNormal" style:list-style-name="WWNum34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0cm"/>
          <style:tab-stop style:position="0.635cm"/>
          <style:tab-stop style:position="1.251cm"/>
          <style:tab-stop style:position="1.588cm"/>
        </style:tab-stops>
      </style:paragraph-properties>
    </style:style>
    <style:style style:name="P80" style:family="paragraph" style:parent-style-name="ConsPlusNormal" style:list-style-name="WWNum34">
      <style:paragraph-properties fo:margin-left="0cm" fo:margin-right="0cm" fo:text-align="justify" style:justify-single-word="false" fo:orphans="2" fo:widows="2" fo:text-indent="1.251cm" style:auto-text-indent="false">
        <style:tab-stops>
          <style:tab-stop style:position="0cm"/>
          <style:tab-stop style:position="0.635cm"/>
          <style:tab-stop style:position="1.251cm"/>
          <style:tab-stop style:position="1.588cm"/>
          <style:tab-stop style:position="2cm"/>
        </style:tab-stops>
      </style:paragraph-properties>
    </style:style>
    <style:style style:name="T1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4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5" style:family="text">
      <style:text-properties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font-size="12pt" fo:font-weight="bold" style:font-name-asian="Times New Roman1" style:font-size-asian="12pt" style:font-weight-asian="bold" style:font-name-complex="Times New Roman1" style:font-size-complex="12pt" style:language-complex="en" style:country-complex="US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name-complex="Times New Roman1" style:font-size-complex="12pt"/>
    </style:style>
    <style:style style:name="T9" style:family="text">
      <style:text-properties fo:font-size="12pt" style:font-size-asian="12pt" style:font-name-complex="Times New Roman1" style:font-size-complex="12pt" style:font-weight-complex="bol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style:font-weight-complex="bold"/>
    </style:style>
    <style:style style:name="T12" style:family="text">
      <style:text-properties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13" style:family="text">
      <style:text-properties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4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5" style:family="text"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T17" style:family="text">
      <style:text-properties style:font-name="Times New Roman" fo:font-size="12pt" style:font-size-asian="12pt" style:font-name-complex="Times New Roman1" style:font-size-complex="12pt"/>
    </style:style>
    <style:style style:name="T18" style:family="text">
      <style:text-properties fo:color="#000000" fo:font-size="12pt" style:font-size-asian="12pt" style:font-name-complex="Times New Roman1" style:font-size-complex="12pt" style:font-weight-complex="bold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fo:color="#000000" fo:font-size="12pt" style:font-size-asian="12pt" style:font-weight-complex="bold"/>
    </style:style>
    <style:style style:name="T21" style:family="text">
      <style:text-properties fo:color="#000000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22" style:family="text">
      <style:text-properties fo:color="#000000" fo:font-size="12pt" style:font-name-asian="Calibri1" style:font-size-asian="12pt" style:language-asian="ru" style:country-asian="RU" style:font-name-complex="Times New Roman1" style:font-size-complex="12pt"/>
    </style:style>
    <style:style style:name="T23" style:family="text">
      <style:text-properties fo:color="#000000"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АННОТАЦИЯ</text:span></text:p>
      <text:p text:style-name="P1"><text:span text:style-name="T1">РАБОЧЕЙ ПРОГРАММЫ ДИСЦИПЛИНЫ</text:span></text:p>
      <text:p text:style-name="P3"/>
      <text:p text:style-name="P17"><text:span text:style-name="T3">Б1.В.ДВ.1.2 Культура организации технического обслуживания и ремонта автомобилей в автотранспортных предприятиях</text:span></text:p>
      <text:p text:style-name="P17"><text:span text:style-name="T16">(наименование дисциплины)</text:span></text:p>
      <text:p text:style-name="P45"/>
      <text:p text:style-name="P46"><text:span text:style-name="T1">Направление подготовки высшего образования: </text:span><text:span text:style-name="T2">23.03.03 Эксплуатация транспортно-технологических машин и комплексов</text:span></text:p>
      <text:p text:style-name="P4"/>
      <text:p text:style-name="P14"><text:span text:style-name="T1">Профили: </text:span><text:span text:style-name="T2">Автомобили и автомобильное хозяйство</text:span></text:p>
      <text:p text:style-name="P6"/>
      <text:p text:style-name="P14"><text:span text:style-name="T1">Квалификация: </text:span><text:span text:style-name="T2">бакалавр</text:span></text:p>
      <text:p text:style-name="P4"/>
      <text:list xml:id="list2240549866855693603" text:style-name="WWNum44">
        <text:list-item>
          <text:p text:style-name="P56"><text:span text:style-name="T4">Цели и задачи освоения дисциплины </text:span></text:p>
        </text:list-item>
      </text:list>
      <text:p text:style-name="P7"/>
      <text:p text:style-name="P18"><text:span text:style-name="T4">Цели:</text:span></text:p>
      <text:p text:style-name="P19"/>
      <text:p text:style-name="P18"><text:span text:style-name="T1">Изучение дисциплины «Культура организации технического обслуживания и ремонта автомобилей в автотранспортных предприятиях» является одной из целей университетского образования, формирующей у студента:</text:span></text:p>
      <text:p text:style-name="P18"><text:span text:style-name="T1">1)<text:tab/>во-первых, </text:span><text:span text:style-name="T8">знания по формированию структуры и организации деятельности автотранспортных предприятий, обеспечения их конкурентоспособности;</text:span></text:p>
      <text:p text:style-name="P18"><text:span text:style-name="T1">2)<text:tab/>во-вторых, </text:span><text:span text:style-name="T8">знания в области сертификации услуг и систем менеджмента качества.</text:span></text:p>
      <text:p text:style-name="P26"/>
      <text:p text:style-name="P18"><text:soft-page-break/><text:span text:style-name="T4"><text:s/>Задачи:</text:span></text:p>
      <text:p text:style-name="P19"/>
      <text:p text:style-name="P18"><text:span text:style-name="T1">В дисциплине рассматриваются указанные в ФГОС <text:s/>задачи профессиональной деятельности выпускника:</text:span></text:p>
      <text:list xml:id="list344571576489093492" text:style-name="WWNum34">
        <text:list-item>
          <text:p text:style-name="P77"><text:span text:style-name="T17">Определение в составе коллектива исполнителей производственной программы по техническому обслуживанию, сервису, ремонту и другим услугам при эксплуатации транспорта или изготовлении оборудования;</text:span></text:p>
        </text:list-item>
        <text:list-item>
          <text:p text:style-name="P78"><text:span text:style-name="T17">Участие в составе коллектива исполнителей в разработке и совершенствовании технологических процессов и документации;</text:span></text:p>
        </text:list-item>
        <text:list-item>
          <text:p text:style-name="P78"><text:span text:style-name="T17">Эффективное использование материалов, оборудования, соответствующих алгоритмов и программ расчетов параметров технологических процессов;</text:span></text:p>
        </text:list-item>
        <text:list-item>
          <text:p text:style-name="P78"><text:span text:style-name="T17">Организация и эффективное осуществление контроля качества запасных частей, комплектующих изделий и материалов, производственного контроля технологических процессов, качества продукции и услуг;</text:span></text:p>
        </text:list-item>
        <text:list-item>
          <text:p text:style-name="P79"><text:span text:style-name="T17"><text:s/>Обеспечение безопасности эксплуатации (в том числе экологической), хранения, обслуживания, ремонта и сервиса транспорта и транспортного оборудования, безопасных условий труда персонала;</text:span></text:p>
        </text:list-item>
        <text:list-item>
          <text:p text:style-name="P79"><text:span text:style-name="T17"><text:s/>Внедрение эффективных инженерных решений в практику;</text:span></text:p>
        </text:list-item>
        <text:list-item>
          <text:p text:style-name="P79"><text:span text:style-name="T17"><text:s/>Организация и осуществление технического контроля при эксплуатации транспорта и транспортного оборудования;</text:span></text:p>
        </text:list-item>
        <text:list-item>
          <text:p text:style-name="P79"><text:span text:style-name="T17"><text:s/>Участие в составе коллектива исполнителей в организации работы коллектива, выборе, обосновании, принятии и реализации управленческих решений;</text:span></text:p>
        </text:list-item>
        <text:list-item>
          <text:p text:style-name="P79"><text:span text:style-name="T17"><text:s/>Участие в составе коллектива исполнителей в совершенствовании организационно-управленческой структуры предприятий по эксплуатации, хранению, техническому обслуживанию, ремонту и сервису транспорта и транспортного оборудования;</text:span></text:p>
        </text:list-item>
        <text:list-item>
          <text:p text:style-name="P80"><text:span text:style-name="T17">Участие в составе коллектива исполнителей в организации и совершенствовании системы учета и документооборота;</text:span></text:p>
        </text:list-item>
        <text:list-item>
          <text:p text:style-name="P80"><text:span text:style-name="T17">Участие в составе коллектива исполнителей в выборе и, при необходимости, разработке рациональных нормативов эксплуатации, технического обслуживания, ремонта и хранения транспорта и оборудования;</text:span></text:p>
        </text:list-item>
        <text:list-item>
          <text:p text:style-name="P80"><text:span text:style-name="T17">Участие в составе коллектива исполнителей в нахождении компромисса между различными требованиями (стоимости, качества, безопасности и сроков исполнения) при долгосрочном и краткосрочном планировании и определение рационального решения;</text:span></text:p>
        </text:list-item>
        <text:list-item>
          <text:p text:style-name="P80"><text:span text:style-name="T17">Участие в составе коллектива исполнителей в оценке производственных и непроизводственных затрат на обеспечение качества продукции и услуг;участие в составе коллектива исполнителей в осуществлении технического контроля и управлении качеством изделий, продукции и услуг.</text:span></text:p>
        </text:list-item>
      </text:list>
      <text:p text:style-name="P76"/>
      <text:list xml:id="list202651654594620" text:continue-list="list2240549866855693603" text:style-name="WWNum44">
        <text:list-item>
          <text:p text:style-name="P58"><text:span text:style-name="T4">Компетенции обучающегося, формируемые в результате освоения дисциплины </text:span></text:p>
        </text:list-item>
      </text:list>
      <text:p text:style-name="P10"/>
      <text:p text:style-name="P34"><text:span text:style-name="T1">Освоение программы настоящей дисциплины позволит сформировать у обучающегося следующие компетенции:</text:span></text:p>
      <text:list xml:id="list2825379882585469159" text:style-name="WWNum11">
        <text:list-item>
          <text:p text:style-name="P59"><text:span text:style-name="T10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;</text:span></text:p>
        </text:list-item>
        <text:list-item>
          <text:p text:style-name="P59"><text:soft-page-break/><text:span text:style-name="T10">владение научными основами технологических процессов в области эксплуатации транспортно-технологических машин и комплексов (ОПК-2).</text:span></text:p>
        </text:list-item>
      </text:list>
      <text:p text:style-name="P35"><text:span text:style-name="T1">В результате изучения дисциплины студенты должны:</text:span></text:p>
      <text:p text:style-name="P29"/>
      <text:p text:style-name="P35"><text:span text:style-name="T4">знать:</text:span></text:p>
      <text:p text:style-name="P20"/>
      <text:list xml:id="list8841032463563254334" text:style-name="WWNum36">
        <text:list-item>
          <text:p text:style-name="P70"><text:span text:style-name="T9">Основные положения и нормативную документацию необходимую для организации автотранспортных предприятий и его функционирования;</text:span></text:p>
        </text:list-item>
        <text:list-item>
          <text:p text:style-name="P70"><text:span text:style-name="T9">Требования, предъявляемые к автотранспортным предприятиям <text:s/>на современном рынке;</text:span></text:p>
        </text:list-item>
        <text:list-item>
          <text:p text:style-name="P70"><text:span text:style-name="T9">Информационное обеспечение деятельности автотранспортного предприятия;</text:span></text:p>
        </text:list-item>
        <text:list-item>
          <text:p text:style-name="P70"><text:span text:style-name="T9">Особенности сервиса грузовых, специальных, строительно-дорожных и сельскохозяйственных машин;</text:span></text:p>
        </text:list-item>
        <text:list-item>
          <text:p text:style-name="P70"><text:span text:style-name="T9">Правила и систему сертификации услуг по техническому облуживанию и ремонту автотранспортных средств;</text:span></text:p>
        </text:list-item>
        <text:list-item>
          <text:p text:style-name="P70"><text:span text:style-name="T9">Организацию и сертификацию систем менеджмента качества;</text:span></text:p>
        </text:list-item>
        <text:list-item>
          <text:p text:style-name="P70"><text:span text:style-name="T9">Технологическое содержание, правила и условия выполнения работ (предоставления услуг) по техническому обслуживанию и ремонту автомототранспортных средств;</text:span></text:p>
        </text:list-item>
      </text:list>
      <text:p text:style-name="P12"/>
      <text:p text:style-name="P35"><text:span text:style-name="T4">уметь: </text:span></text:p>
      <text:p text:style-name="P20"/>
      <text:list xml:id="list1999928845873414423" text:style-name="WWNum40">
        <text:list-item>
          <text:p text:style-name="P71"><text:span text:style-name="T8">Оценить перспективы создания автотранспортных предприятий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71"><text:span text:style-name="T8">Подготовить документацию необходимую для создания автотранспортных предприятий и в процессе его функционирования;</text:span></text:p>
        </text:list-item>
        <text:list-item>
          <text:p text:style-name="P71"><text:span text:style-name="T8">Организовать работу предприятия соответственно положениям государственных стандартов, правил обязательной сертификации, стандартов ИСО 9000, правил и норм охраны труда, техники безопасности, производственной санитарии и противопожарной защиты;</text:span></text:p>
        </text:list-item>
        <text:list-item>
          <text:p text:style-name="P71"><text:span text:style-name="T8">Организовать работу по повышению квалификации работников;</text:span></text:p>
        </text:list-item>
        <text:list-item>
          <text:p text:style-name="P71"><text:span text:style-name="T8">Консультировать по вопросам проектирования автотранспортных предприятий, разработке и реализации прогрессивных технологических процессов;</text:span></text:p>
        </text:list-item>
        <text:list-item>
          <text:p text:style-name="P71"><text:span text:style-name="T8">Внедрять передовой опыт и достижения техники в работу автотранспортных предприятий.</text:span></text:p>
        </text:list-item>
      </text:list>
      <text:p text:style-name="P13"><text:soft-page-break/></text:p>
      <text:p text:style-name="P35"><text:span text:style-name="T4">владеть:</text:span></text:p>
      <text:p text:style-name="P20"/>
      <text:list xml:id="list8948520677060993748" text:style-name="WWNum41">
        <text:list-item>
          <text:p text:style-name="P60"><text:span text:style-name="T1">Приемами и методами оценки деятельности автотранспортных предприятий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60"><text:span text:style-name="T1">Владением необходимого документооборота, организации работы исполнителей согласно требований стандартов, правил и норм по охране труда, технике безопасности, производственной санитарии и противопожарной защиты; </text:span></text:p>
        </text:list-item>
        <text:list-item>
          <text:p text:style-name="P60"><text:span text:style-name="T1">Повышения квалификации работников; внедрение прогрессивных технологических процессов, передового опыта достижений науки и техники.</text:span></text:p>
        </text:list-item>
      </text:list>
      <text:p text:style-name="P5"/>
      <text:list xml:id="list202651605986905" text:continue-list="list202651654594620" text:style-name="WWNum44">
        <text:list-item>
          <text:p text:style-name="P56"><text:span text:style-name="T4">Основная структура дисциплины</text:span></text:p>
        </text:list-item>
      </text:list>
      <text:p text:style-name="P7"/>
      <text:p text:style-name="P36"><text:span text:style-name="T18">Объем дисциплины:</text:span></text:p>
      <text:p text:style-name="P36"><text:span text:style-name="T18">в 5-ом семестре – 3 зачётных единицы.</text:span></text:p>
      <text:p text:style-name="P36"><text:span text:style-name="T18">Вид промежуточной аттестации (итогового контроля по дисциплине):</text:span></text:p>
      <text:p text:style-name="P36"><text:span text:style-name="T18">в 5-ом семестре – экзамен.</text:span></text:p>
      <text:p text:style-name="P39"/>
      <text:p text:style-name="P36"><text:span text:style-name="T21">Таблица 1 – Количество академических часов, выделенных на дисциплину</text:span>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rows-spanned="3" office:value-type="string">
            <text:p text:style-name="P2"><text:span text:style-name="T4">Вид учебной работы</text:span></text:p>
          </table:table-cell>
          <table:table-cell table:style-name="Table1.B1" table:number-columns-spanned="2" office:value-type="string">
            <text:p text:style-name="P2"><text:span text:style-name="T4">Трудоёмкость, часов</text:span></text:p>
          </table:table-cell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2"><text:span text:style-name="T4">Всего</text:span></text:p>
          </table:table-cell>
          <table:table-cell table:style-name="Table1.C2" office:value-type="string">
            <text:p text:style-name="P2"><text:span text:style-name="T4">Семестр</text:span></text:p>
          </table:table-cell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2"><text:span text:style-name="T4">5</text:span></text:p>
          </table:table-cell>
        </table:table-row>
        <table:table-row table:style-name="Table1.4">
          <table:table-cell table:style-name="Table1.A1" office:value-type="string">
            <text:p text:style-name="P2"><text:span text:style-name="T12">1</text:span></text:p>
          </table:table-cell>
          <table:table-cell table:style-name="Table1.B4" office:value-type="string">
            <text:p text:style-name="P2"><text:span text:style-name="T12">2</text:span></text:p>
          </table:table-cell>
          <table:table-cell table:style-name="Table1.C2" office:value-type="string">
            <text:p text:style-name="P2"><text:span text:style-name="T12">3</text:span><text:bookmark text:name="_GoBack"/></text:p>
          </table:table-cell>
        </table:table-row>
        <table:table-row table:style-name="Table1.5">
          <table:table-cell table:style-name="Table1.A1" office:value-type="string">
            <text:p text:style-name="P15"><text:span text:style-name="T1">Общая трудоёмкость дисциплины</text:span></text:p>
          </table:table-cell>
          <table:table-cell table:style-name="Table1.B5" office:value-type="string">
            <text:p text:style-name="P2"><text:span text:style-name="T1">108</text:span></text:p>
          </table:table-cell>
          <table:table-cell table:style-name="Table1.C2" office:value-type="string">
            <text:p text:style-name="P2"><text:span text:style-name="T1">108</text:span></text:p>
          </table:table-cell>
        </table:table-row>
        <table:table-row table:style-name="Table1.6">
          <table:table-cell table:style-name="Table1.A1" office:value-type="string">
            <text:p text:style-name="P15"><text:span text:style-name="T1">Аудиторные занятия, в том числе:</text:span></text:p>
          </table:table-cell>
          <table:table-cell table:style-name="Table1.B6" office:value-type="string">
            <text:p text:style-name="P2"><text:span text:style-name="T1">36</text:span></text:p>
          </table:table-cell>
          <table:table-cell table:style-name="Table1.C2" office:value-type="string">
            <text:p text:style-name="P2"><text:span text:style-name="T1">36</text:span></text:p>
          </table:table-cell>
        </table:table-row>
        <table:table-row table:style-name="Table1.7">
          <table:table-cell table:style-name="Table1.A1" office:value-type="string">
            <text:p text:style-name="P15"><text:span text:style-name="T1">лекции</text:span></text:p>
          </table:table-cell>
          <table:table-cell table:style-name="Table1.B7" office:value-type="string">
            <text:p text:style-name="P2"><text:span text:style-name="T1">18</text:span></text:p>
          </table:table-cell>
          <table:table-cell table:style-name="Table1.C2" office:value-type="string">
            <text:p text:style-name="P2"><text:span text:style-name="T1">18</text:span></text:p>
          </table:table-cell>
        </table:table-row>
        <table:table-row table:style-name="Table1.8">
          <table:table-cell table:style-name="Table1.A1" office:value-type="string">
            <text:p text:style-name="P15"><text:span text:style-name="T1">лабораторные занятия</text:span></text:p>
          </table:table-cell>
          <table:table-cell table:style-name="Table1.B8" office:value-type="string">
            <text:p text:style-name="P2"><text:span text:style-name="T1">-</text:span></text:p>
          </table:table-cell>
          <table:table-cell table:style-name="Table1.C2" office:value-type="string">
            <text:p text:style-name="P2"><text:span text:style-name="T1">-</text:span></text:p>
          </table:table-cell>
        </table:table-row>
        <table:table-row table:style-name="Table1.9">
          <table:table-cell table:style-name="Table1.A1" office:value-type="string">
            <text:p text:style-name="P15"><text:span text:style-name="T1">практические/семинарские занятия</text:span></text:p>
          </table:table-cell>
          <table:table-cell table:style-name="Table1.B9" office:value-type="string">
            <text:p text:style-name="P2"><text:span text:style-name="T1">18</text:span></text:p>
          </table:table-cell>
          <table:table-cell table:style-name="Table1.C2" office:value-type="string">
            <text:p text:style-name="P2"><text:span text:style-name="T1">18</text:span></text:p>
          </table:table-cell>
        </table:table-row>
        <table:table-row table:style-name="Table1.10">
          <table:table-cell table:style-name="Table1.A1" office:value-type="string">
            <text:p text:style-name="P15"><text:span text:style-name="T1">Самостоятельная работа (в том числе курсовое проектирование)</text:span></text:p>
          </table:table-cell>
          <table:table-cell table:style-name="Table1.B10" office:value-type="string">
            <text:p text:style-name="P2"><text:span text:style-name="T1">36</text:span></text:p>
          </table:table-cell>
          <table:table-cell table:style-name="Table1.C2" office:value-type="string">
            <text:p text:style-name="P2"><text:span text:style-name="T1">36</text:span></text:p>
          </table:table-cell>
        </table:table-row>
      </table:table>
      <text:p text:style-name="P21"/>
      <text:list xml:id="list202651435827406" text:continue-numbering="true" text:style-name="WWNum44">
        <text:list-item>
          <text:p text:style-name="P57"><text:span text:style-name="T4">Содержание дисциплины</text:span></text:p>
        </text:list-item>
      </text:list>
      <text:p text:style-name="P8"/>
      <text:list xml:id="list202653081222454" text:continue-numbering="true" text:style-name="WWNum44">
        <text:list-item>
          <text:list>
            <text:list-item>
              <text:p text:style-name="P57"><text:span text:style-name="T4">Перечень разделов и тем дисциплины</text:span></text:p>
            </text:list-item>
          </text:list>
        </text:list-item>
      </text:list>
      <text:p text:style-name="P8"/>
      <text:p text:style-name="P43"><text:span text:style-name="T8">1. Сущность и эффективность автомобильного транспорта </text:span></text:p>
      <text:p text:style-name="P43"><text:span text:style-name="T8">1.1 Эффективность работы автомобилей </text:span></text:p>
      <text:p text:style-name="P43"><text:span text:style-name="T8">1.2 Особенности развития автотранспортных предприятий</text:span></text:p>
      <text:p text:style-name="P43"><text:span text:style-name="T8">1.3 Особенности расположения и планировки автотранспортных предприятий</text:span></text:p>
      <text:p text:style-name="P43"><text:span text:style-name="T8">2. Культура организации работ по ТО и ТР автомобилей в автотранспортных предприятиях</text:span></text:p>
      <text:p text:style-name="P43"><text:span text:style-name="T8">2.1. Культура организации и оборудование постов КТП.</text:span></text:p>
      <text:p text:style-name="P43"><text:span text:style-name="T8">2.2. Культура организация постов диагностики.</text:span></text:p>
      <text:p text:style-name="P43"><text:span text:style-name="T8">2.3. Организация мест хранения автомобилей</text:span></text:p>
      <text:p text:style-name="P43"><text:span text:style-name="T8">2.4. Культура организации и обеспечение постов ТО и ТР оборудованием, оснасткой, инструментом и документацией.</text:span></text:p>
      <text:p text:style-name="P43"><text:span text:style-name="T8">2.5. Культура организация и обеспечение рабочих мест в цехах (участках) оборудованием, оснасткой, инструментом и документацией.</text:span></text:p>
      <text:p text:style-name="P43"><text:span text:style-name="T8">2.6. Требования к оборудованию для ТО и ТР автомобилей.</text:span></text:p>
      <text:p text:style-name="P43"><text:span text:style-name="T8">2.7. Требования к проектированию и изготовлению оснастки рабочих мест.</text:span></text:p>
      <text:p text:style-name="P43"><text:span text:style-name="T8">2.8. Требование к инструменту и его размещение на рабочих местах </text:span></text:p>
      <text:p text:style-name="P43"><text:span text:style-name="T8">2.9. Обеспечение качества работ на рабочих местах </text:span></text:p>
      <text:p text:style-name="P43"><text:span text:style-name="T8">2.10. Мероприятия по охране труда на рабочих местах. </text:span></text:p>
      <text:p text:style-name="P43"><text:soft-page-break/><text:span text:style-name="T8">3. Культура организации технологических процессов выполнения работ на постах ТО и ТР организации</text:span></text:p>
      <text:p text:style-name="P43"><text:span text:style-name="T8">3.1. Культура организации уборочных работ</text:span></text:p>
      <text:p text:style-name="P43"><text:span text:style-name="T8">3.2. Культура организации моечных работ</text:span></text:p>
      <text:p text:style-name="P43"><text:span text:style-name="T8">3.3. Культура организации диагностических работ</text:span></text:p>
      <text:p text:style-name="P43"><text:span text:style-name="T8">3.4. Культура организации крепежных работ</text:span></text:p>
      <text:p text:style-name="P43"><text:span text:style-name="T8">3.5. Культура организации работ по замене агрегатов и узлов автомобиля </text:span></text:p>
      <text:p text:style-name="P43"><text:span text:style-name="T8">3.6. Культура выполнения смазочно-заправочных работ</text:span></text:p>
      <text:p text:style-name="P43"><text:span text:style-name="T8">4. Культура организации технологических процессов по выполнению работ в цехах и участках</text:span></text:p>
      <text:p text:style-name="P43"><text:span text:style-name="T8">4.1. Культура организации сварочно-жестяницких работ</text:span></text:p>
      <text:p text:style-name="P43"><text:span text:style-name="T8">4.2. Культура организации малярных работ</text:span></text:p>
      <text:p text:style-name="P43"><text:span text:style-name="T8">4.3. Культура организации работ на обойном участке</text:span></text:p>
      <text:p text:style-name="P43"><text:span text:style-name="T8">4.4. Культура организации работ на аккумуляторном участке</text:span></text:p>
      <text:p text:style-name="P43"><text:span text:style-name="T8">4.5. Культура организации ремонта агрегатов и узлов</text:span></text:p>
      <text:p text:style-name="P43"><text:span text:style-name="T8">4.6. Культура организации работ на участке ремонта колес и шин</text:span></text:p>
      <text:p text:style-name="P43"><text:span text:style-name="T8">4.7. Культура организации работ на топливном и электротехническом участках.</text:span></text:p>
      <text:p text:style-name="P43"><text:span text:style-name="T8">4.8. Культура организации работ на слесарно- механическом участке</text:span></text:p>
      <text:p text:style-name="P43"><text:span text:style-name="T8">5. Пути повышения культуры производства в АТП.</text:span></text:p>
      <text:p text:style-name="P27"/>
      <text:list xml:id="list202653006179945" text:continue-numbering="true" text:style-name="WWNum44">
        <text:list-item>
          <text:list>
            <text:list-item>
              <text:p text:style-name="P57"><text:span text:style-name="T4">Перечень лабораторных работ</text:span></text:p>
            </text:list-item>
          </text:list>
        </text:list-item>
      </text:list>
      <text:p text:style-name="P8"/>
      <text:p text:style-name="P37"><text:span text:style-name="T13">Не предусмотрены учебным планом.</text:span></text:p>
      <text:p text:style-name="P32"><text:soft-page-break/></text:p>
      <text:list xml:id="list202652498334822" text:continue-numbering="true" text:style-name="WWNum44">
        <text:list-item>
          <text:list>
            <text:list-item>
              <text:p text:style-name="P57"><text:span text:style-name="T4">Перечень практических (семинарских) <text:s/>занятий</text:span></text:p>
            </text:list-item>
          </text:list>
        </text:list-item>
      </text:list>
      <text:p text:style-name="P8"/>
      <text:p text:style-name="P61"><text:span text:style-name="T1">Практическая работа <text:s/>1. </text:span></text:p>
      <text:p text:style-name="P61"><text:span text:style-name="T1">Разработка технологических процессов ТО и ремонта для АТП различной мощности.</text:span></text:p>
      <text:p text:style-name="P61"><text:span text:style-name="T1">Практическая работа <text:s/>2. </text:span></text:p>
      <text:p text:style-name="P61"><text:span text:style-name="T1">Подбор оборудования и инструмента для постов КТП, их эскизная компоновка.</text:span></text:p>
      <text:p text:style-name="P61"><text:span text:style-name="T1">Практическая работа 3. </text:span></text:p>
      <text:p text:style-name="P61"><text:span text:style-name="T1">Подбор оборудования, приборов и инструментов для участка </text:span></text:p>
      <text:p text:style-name="P61"><text:span text:style-name="T1">Практическая работа 4. </text:span></text:p>
      <text:p text:style-name="P61"><text:span text:style-name="T1">Подбор оборудования, оснастки инструмента для постов ТО и ТР автомобилей, эскизная компоновка.</text:span></text:p>
      <text:p text:style-name="P61"><text:span text:style-name="T1">Практическая работа <text:s/>5. </text:span></text:p>
      <text:p text:style-name="P61"><text:span text:style-name="T1">Разработка технологического процесса моторного цеха, подбор оборудования, оснастки и инструмента, эскизная компоновка. </text:span></text:p>
      <text:p text:style-name="P61"><text:span text:style-name="T1">Практическая работа <text:s/>6. </text:span></text:p>
      <text:p text:style-name="P61"><text:span text:style-name="T1">Разработка технологического процесса агрегатного цеха, подбор оборудования, оснастки и инструмента, эскизная компоновка.</text:span></text:p>
      <text:p text:style-name="P61"><text:span text:style-name="T1">Практическая работа 7. </text:span></text:p>
      <text:p text:style-name="P61"><text:span text:style-name="T1">Разработка технологического процесса кузовного цеха, подбор оборудования, оснастки и инструмента, эскизная компоновка.</text:span></text:p>
      <text:p text:style-name="P61"><text:span text:style-name="T1">Практическая работа 8. </text:span></text:p>
      <text:p text:style-name="P61"><text:span text:style-name="T1">Разработка технологического процесса малярного цеха, подбор оборудования, оснастки и инструмента, эскизная компоновка.</text:span></text:p>
      <text:p text:style-name="P62"><text:span text:style-name="T1">Практическая работа 9. </text:span></text:p>
      <text:p text:style-name="P62"><text:span text:style-name="T1">Разработка технологического процесса электротехнического цеха, подбор оборудования, оснастки и инструмента, эскизная компоновка.</text:span></text:p>
      <text:p text:style-name="P72"><text:soft-page-break/></text:p>
      <text:list xml:id="list202652173310408" text:continue-numbering="true" text:style-name="WWNum44">
        <text:list-item>
          <text:list>
            <text:list-item>
              <text:p text:style-name="P63"><text:span text:style-name="T4">Перечень заданий по <text:s/>самостоятельной работе студентов (включая курсовой проект, курсовую работу)</text:span></text:p>
            </text:list-item>
          </text:list>
        </text:list-item>
      </text:list>
      <text:p text:style-name="P30"/>
      <text:list xml:id="list199519662068370303" text:style-name="WWNum42">
        <text:list-item>
          <text:p text:style-name="P53">Реферат;</text:p>
        </text:list-item>
        <text:list-item>
          <text:p text:style-name="P53">Подготовка отчетов по практическим занятиям;</text:p>
        </text:list-item>
        <text:list-item>
          <text:p text:style-name="P53">Самостоятельное изучение дисциплины;</text:p>
        </text:list-item>
        <text:list-item>
          <text:p text:style-name="P53">Подготовка к экзамену</text:p>
        </text:list-item>
      </text:list>
      <text:p text:style-name="P54"/>
      <text:list xml:id="list7900135474503255914" text:style-name="WWNum1">
        <text:list-item>
          <text:p text:style-name="P47"><text:span text:style-name="T4">Образовательные технологии, применяемые для реализации программы</text:span></text:p>
        </text:list-item>
      </text:list>
      <text:p text:style-name="P9"/>
      <text:p text:style-name="P38"><text:span text:style-name="T1">При реализации данной программы применяются образовательные технологии, описанные в таблице 2. </text:span></text:p>
      <text:p text:style-name="P31"/>
      <text:p text:style-name="P38"><text:span text:style-name="T12">Таблица 2 - Применяемые образовательные технологии</text:span>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48"><text:span text:style-name="T4">№ п.п</text:span></text:p>
          </table:table-cell>
          <table:table-cell table:style-name="Table2.A1" table:number-rows-spanned="2" office:value-type="string">
            <text:p text:style-name="P48"><text:span text:style-name="T4">Технологии</text:span></text:p>
          </table:table-cell>
          <table:table-cell table:style-name="Table2.A1" table:number-columns-spanned="4" office:value-type="string">
            <text:p text:style-name="P48"><text:span text:style-name="T4">Количество часов по учебному плану (по видам занятий)</text:span></text:p>
          </table:table-cell>
          <table:covered-table-cell/>
          <table:covered-table-cell/>
          <table:covered-table-cell/>
        </table:table-row>
        <table:table-row table:style-name="Table2.2">
          <table:covered-table-cell/>
          <table:covered-table-cell/>
          <table:table-cell table:style-name="Table2.A1" office:value-type="string">
            <text:p text:style-name="P48"><text:span text:style-name="T4">Лекции</text:span></text:p>
          </table:table-cell>
          <table:table-cell table:style-name="Table2.A1" office:value-type="string">
            <text:p text:style-name="P48"><text:span text:style-name="T4">ЛР</text:span></text:p>
          </table:table-cell>
          <table:table-cell table:style-name="Table2.A1" office:value-type="string">
            <text:p text:style-name="P48"><text:span text:style-name="T4">ПЗ (СЕМ)</text:span></text:p>
          </table:table-cell>
          <table:table-cell table:style-name="Table2.A1" office:value-type="string">
            <text:p text:style-name="P48"><text:span text:style-name="T4">КР</text:span></text:p>
          </table:table-cell>
        </table:table-row>
        <table:table-row table:style-name="Table2.3">
          <table:table-cell table:style-name="Table2.A1" office:value-type="string">
            <text:p text:style-name="P48"><text:span text:style-name="T4">1</text:span></text:p>
          </table:table-cell>
          <table:table-cell table:style-name="Table2.A1" office:value-type="string">
            <text:p text:style-name="P48"><text:span text:style-name="T4">2</text:span></text:p>
          </table:table-cell>
          <table:table-cell table:style-name="Table2.A1" office:value-type="string">
            <text:p text:style-name="P48"><text:span text:style-name="T4">3</text:span></text:p>
          </table:table-cell>
          <table:table-cell table:style-name="Table2.A1" office:value-type="string">
            <text:p text:style-name="P48"><text:span text:style-name="T4">4</text:span></text:p>
          </table:table-cell>
          <table:table-cell table:style-name="Table2.A1" office:value-type="string">
            <text:p text:style-name="P48"><text:span text:style-name="T4">5</text:span></text:p>
          </table:table-cell>
          <table:table-cell table:style-name="Table2.A1" office:value-type="string">
            <text:p text:style-name="P48"><text:span text:style-name="T4">6</text:span></text:p>
          </table:table-cell>
        </table:table-row>
        <table:table-row table:style-name="Table2.4">
          <table:table-cell table:style-name="Table2.A4" office:value-type="string">
            <text:p text:style-name="P48"><text:span text:style-name="T1">1</text:span></text:p>
          </table:table-cell>
          <table:table-cell table:style-name="Table2.B4" office:value-type="string">
            <text:p text:style-name="P52"><text:span text:style-name="T1">Слайд-материалы</text:span></text:p>
          </table:table-cell>
          <table:table-cell table:style-name="Table2.C4" office:value-type="string">
            <text:p text:style-name="P48"><text:span text:style-name="T1">10</text:span></text:p>
          </table:table-cell>
          <table:table-cell table:style-name="Table2.D4" office:value-type="string">
            <text:p text:style-name="P50"/>
          </table:table-cell>
          <table:table-cell table:style-name="Table2.E4" office:value-type="string">
            <text:p text:style-name="P50"/>
          </table:table-cell>
          <table:table-cell table:style-name="Table2.F4" office:value-type="string">
            <text:p text:style-name="P51"/>
          </table:table-cell>
        </table:table-row>
        <table:table-row table:style-name="Table2.5">
          <table:table-cell table:style-name="Table2.A5" office:value-type="string">
            <text:p text:style-name="P48"><text:span text:style-name="T1">2</text:span></text:p>
          </table:table-cell>
          <table:table-cell table:style-name="Table2.B5" office:value-type="string">
            <text:p text:style-name="P52"><text:span text:style-name="T1">Работа в команде</text:span></text:p>
          </table:table-cell>
          <table:table-cell table:style-name="Table2.C5" office:value-type="string">
            <text:p text:style-name="P50"/>
          </table:table-cell>
          <table:table-cell table:style-name="Table2.D5" office:value-type="string">
            <text:p text:style-name="P50"/>
          </table:table-cell>
          <table:table-cell table:style-name="Table2.E5" office:value-type="string">
            <text:p text:style-name="P48"><text:span text:style-name="T1">18</text:span></text:p>
          </table:table-cell>
          <table:table-cell table:style-name="Table2.F5" office:value-type="string">
            <text:p text:style-name="P50"/>
          </table:table-cell>
        </table:table-row>
        <table:table-row table:style-name="Table2.5">
          <table:table-cell table:style-name="Table2.A6" office:value-type="string">
            <text:p text:style-name="P48"><text:span text:style-name="T1">3</text:span></text:p>
          </table:table-cell>
          <table:table-cell table:style-name="Table2.B6" office:value-type="string">
            <text:p text:style-name="P52"><text:span text:style-name="T1">Творческое задание</text:span></text:p>
          </table:table-cell>
          <table:table-cell table:style-name="Table2.C6" office:value-type="string">
            <text:p text:style-name="P50"/>
          </table:table-cell>
          <table:table-cell table:style-name="Table2.D6" office:value-type="string">
            <text:p text:style-name="P50"/>
          </table:table-cell>
          <table:table-cell table:style-name="Table2.E6" office:value-type="string">
            <text:p text:style-name="P50"/>
          </table:table-cell>
          <table:table-cell table:style-name="Table2.F6" office:value-type="string">
            <text:p text:style-name="P48"><text:span text:style-name="T1">30</text:span></text:p>
          </table:table-cell>
        </table:table-row>
      </table:table>
      <text:p text:style-name="P31"/>
      <text:p text:style-name="P38"><text:soft-page-break/><text:span text:style-name="T1">Слайд-материалы – в данном типе лекции передача преподавателем информации студентам сопровождается показом различных рисунков, структурно-логических схем, формул, диаграмм и т.п. с помощью технических средств обучения и компьютерной техники в виде слайдов. </text:span></text:p>
      <text:p text:style-name="P38"><text:span text:style-name="T1">Работа в команде – форма познавательной деятельности обучающихся, в которой субъекты образовательного процесса упорядоченно и целенаправленно обмениваются своими мнениями, идеями, суждениями по обсуждаемой учебной проблеме. В процессе обмена мнениями формируются следующие компетенции: коммуникативные (умения общаться, формулировать и задавать вопросы, отстаивать свою точку зрения, уважение и принятие собеседника и др.), способности к анализу, брать на себя ответственность, умения отстаивать свою точку зрения, т.е. навыки социального общения и др.</text:span></text:p>
      <text:p text:style-name="P38"><text:span text:style-name="T1">Творческое задание представляет собой отчёт по самостоятельной работе в соответствии с требованиями по оформлению. (</text:span><text:span text:style-name="T13">Например в виде реферата</text:span><text:span text:style-name="T1">)</text:span></text:p>
      <text:p text:style-name="P31"/>
      <text:p text:style-name="P31"/>
      <text:p text:style-name="P31"/>
      <text:p text:style-name="P31"/>
      <text:p text:style-name="P31"/>
      <text:list xml:id="list202651719432239" text:continue-numbering="true" text:style-name="WWNum1">
        <text:list-item>
          <text:p text:style-name="P64"><text:span text:style-name="T4">Оценочные средства и технологии </text:span></text:p>
        </text:list-item>
      </text:list>
      <text:p text:style-name="P9"/>
      <text:list xml:id="list3685129999115995865" text:style-name="WWNum25">
        <text:list-item>
          <text:p text:style-name="P65"><text:span text:style-name="T8">Экзамен. Проводится в устной форме по билетам. В каждом билете содержится три вопроса.</text:span></text:p>
        </text:list-item>
      </text:list>
      <text:p text:style-name="P74"><text:span text:style-name="T8">Обучающийся допускается до сдачи экзамена (зачёта) после оформления и защиты отчётов по практическим и самостоятельной работам.</text:span></text:p>
      <text:p text:style-name="P22"/>
      <text:list xml:id="list202652407490663" text:continue-list="list202651719432239" text:style-name="WWNum1">
        <text:list-item>
          <text:p text:style-name="P66"><text:span text:style-name="T4">Рекомендуемое информационное обеспечение дисциплины</text:span></text:p>
        </text:list-item>
      </text:list>
      <text:p text:style-name="P22"/>
      <text:list xml:id="list202652011467377" text:continue-numbering="true" text:style-name="WWNum1">
        <text:list-item>
          <text:list>
            <text:list-item>
              <text:p text:style-name="P73"><text:bookmark-start text:name="_Toc432060228"/><text:span text:style-name="T6">Основная литература</text:span><text:bookmark-end text:name="_Toc432060228"/></text:p>
            </text:list-item>
          </text:list>
        </text:list-item>
      </text:list>
      <text:p text:style-name="P24"/>
      <text:list xml:id="list1663855256897030308" text:style-name="WWNum46">
        <text:list-item>
          <text:p text:style-name="P67"><text:span text:style-name="T10">В.С. Колчин</text:span><text:span text:style-name="T11">. Технологические процессы технического обслуживания и ремонта автомобилей. </text:span><text:span text:style-name="T10">учеб. пособие. – Иркутск: Изд-во ИрГТУ, 2013. – 37с. ДСК-3679</text:span></text:p>
        </text:list-item>
        <text:list-item>
          <text:p text:style-name="P67"><text:span text:style-name="T10">Автомобильный сервис: станции технического обслуживания автомобиля: учеб. Для вузов по специальности 100101 «Сервис» / И.Э Грибут и др.: под ред. В.С. Шуплякова, Ю.П. Свириденко. – М.: Альфа – М, 2008. – 476 с.</text:span></text:p>
        </text:list-item>
        <text:list-item>
          <text:p text:style-name="P67"><text:span text:style-name="T10">Миротин Л.Б. Управление автосервисом. Учеб. Пособие для транс вузов. – М.: Экзамен 2004. 318с.</text:span></text:p>
        </text:list-item>
        <text:list-item>
          <text:p text:style-name="P67"><text:span text:style-name="T10">Головин С.Ф. Технический сервис транспортных машин и оборудования. – М.: Альфа – М. 2008. 284 с.</text:span></text:p>
        </text:list-item>
      </text:list>
      <text:p text:style-name="P28"><text:soft-page-break/></text:p>
      <text:list xml:id="list202651694203174" text:continue-list="list202652011467377" text:style-name="WWNum1">
        <text:list-item>
          <text:list>
            <text:list-item>
              <text:p text:style-name="P68"><text:span text:style-name="T5">Дополнительная литература</text:span></text:p>
            </text:list-item>
          </text:list>
        </text:list-item>
      </text:list>
      <text:p text:style-name="P25"/>
      <text:list xml:id="list6756654252778873550" text:style-name="WWNum47">
        <text:list-item>
          <text:p text:style-name="P75"><text:span text:style-name="T10">Марков О.Д. Автосервис: Рынок. Автомобиль. Клиент / О.Д. Марков. – М.: Транспорт, 1999. – 270 с.: а-а-ил.</text:span></text:p>
        </text:list-item>
        <text:list-item>
          <text:p text:style-name="P75"><text:span text:style-name="T11">Технологические процессы технического обслуживания и ремонта автомобилей</text:span><text:span text:style-name="T7">:</text:span><text:span text:style-name="T10"> метод. указания по курсовой работе / <text:s/>сост.: Д.И. Каспришин, В.С. Колчин, Маломыжев О.Л.. – Иркутск: Изд-во ИрГТУ, 2013. – 19с." ДСК – 3678 </text:span></text:p>
        </text:list-item>
      </text:list>
      <text:p text:style-name="P55"/>
      <text:list xml:id="list202652975440099" text:continue-list="list202651694203174" text:style-name="WWNum1">
        <text:list-item>
          <text:list>
            <text:list-item>
              <text:p text:style-name="P68"><text:span text:style-name="T4">Электронные образовательные ресурсы</text:span></text:p>
            </text:list-item>
          </text:list>
        </text:list-item>
      </text:list>
      <text:p text:style-name="P23"/>
      <text:p text:style-name="P34"><text:span text:style-name="T22">Ресурсы ИРНИТУ, доступные в библиотеке университета или в локальной сети университета</text:span></text:p>
      <text:p text:style-name="P41"/>
      <text:p text:style-name="P34"><text:span text:style-name="T23">7.4 <text:s/>Ресурсы сети «Интернет»</text:span></text:p>
      <text:p text:style-name="P42"/>
      <text:p text:style-name="P44"><text:span text:style-name="T19">Ресурсы «Интернет» доступные в сети</text:span></text:p>
      <text:p text:style-name="P42"/>
      <text:p text:style-name="P34"><text:span text:style-name="T4">8 <text:s/>Рекомендуемые специализированные программные средства</text:span></text:p>
      <text:p text:style-name="P23"/>
      <text:p text:style-name="P69"><text:span text:style-name="T20">Не разрабатывалис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94cm" fo:margin-bottom="0.212cm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Заголовок_20_статьи" style:display-name="Заголовок статьи" style:family="paragraph" style:auto-update="true" style:default-outline-level="">
      <style:paragraph-properties fo:margin-top="0.494cm" fo:margin-bottom="0.212cm" loext:contextual-spacing="false" fo:line-height="100%" fo:text-align="justify" style:justify-single-word="false" fo:orphans="2" fo:widows="2" fo:hyphenation-ladder-count="no-limit" fo:break-before="page" style:writing-mode="lr-tb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494cm" fo:margin-bottom="0.212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2pt" fo:font-weight="bold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30" style:display-name="ListLabel 30" style:family="text">
      <style:text-properties fo:font-size="14pt" fo:font-style="normal" style:text-underline-style="none" fo:font-weight="bold" style:font-size-asian="14pt" style:font-style-asian="normal" style:font-weight-asian="bold" style:font-size-complex="14pt"/>
    </style:style>
    <style:style style:name="ListLabel_20_31" style:display-name="ListLabel 31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32" style:display-name="ListLabel 32" style:family="text">
      <style:text-properties fo:font-size="14pt" fo:font-style="normal" style:text-underline-style="none" fo:font-weight="bold" style:font-size-asian="14pt" style:font-style-asian="normal" style:font-weight-asian="bold" style:font-size-complex="14pt"/>
    </style:style>
    <style:style style:name="ListLabel_20_33" style:display-name="ListLabel 33" style:family="text">
      <style:text-properties fo:font-size="12pt" style:font-name-asian="Calibri1" style:font-family-asian="Calibri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7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61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86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022cm" fo:text-indent="-0.635cm" fo:margin-left="9.0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292cm" fo:text-indent="-0.635cm" fo:margin-left="10.292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1.562cm" fo:text-indent="-0.635cm" fo:margin-left="11.56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832cm" fo:text-indent="-0.635cm" fo:margin-left="12.8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" style:num-suffix="•" text:bullet-char="•">
        <style:list-level-properties text:list-level-position-and-space-mode="label-alignment">
          <style:list-level-label-alignment text:label-followed-by="listtab" fo:text-indent="-1.244cm" fo:margin-left="3.149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" style:num-suffix="•" text:bullet-char="•">
        <style:list-level-properties text:list-level-position-and-space-mode="label-alignment">
          <style:list-level-label-alignment text:label-followed-by="listtab" fo:text-indent="-1.72cm" fo:margin-left="2.969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31cm"/>
        </style:list-level-properties>
      </text:list-level-style-number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80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7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4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1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8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5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2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72cm" fo:margin-left="3.6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8" style:num-suffix=")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5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9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1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6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bullet text:level="4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73cm" fo:margin-left="3.0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33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Яньков Олег Сергеевич</dc:title>
    <meta:initial-creator>Олег Яньков</meta:initial-creator>
    <dc:creator>Антон</dc:creator>
    <meta:editing-cycles>55</meta:editing-cycles>
    <meta:creation-date>2016-02-14T11:43:00</meta:creation-date>
    <dc:date>2016-04-05T12:08:00</dc:date>
    <meta:editing-duration>PT1H57M</meta:editing-duration>
    <meta:generator>LibreOffice/5.1.5.2$Linux_X86_64 LibreOffice_project/10m0$Build-2</meta:generator>
    <meta:document-statistic meta:table-count="2" meta:image-count="0" meta:object-count="0" meta:page-count="10" meta:paragraph-count="189" meta:word-count="1506" meta:character-count="12519" meta:non-whitespace-character-count="1119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